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liško,</text:p>
      <text:p text:style-name="Normal">v temném lese života, kde stromy našich osudů tajemně šumí, stojí dva hrdí habři, jejichž kořeny se proplétají v tichém paktu spolupatričnosti. Tak jako sdílíme znamení habru, sdílíme i neviditelnou síť snů a vizí, které nám Jeremiel do srdce vkládá. Tvoje andělské číslo 5 mi připomíná, že každý den s tebou je nečekaným darem a možností být užitečný pro univerzum i jeden pro druhého. Nechť tato Valentýnská přáníčka působí jako talisman, který tě ochrání před všemi bouřemi a ukáže ti cestu k dosažení všech snů, o kterých jsme společně tajně či nahlas snili. Nezapomeň, že společně, pod ochranou silných kořenů našich keltských dvojčat, můžeme dosáhnout všeho, co si naše srdce zažádají.</text:p>
      <text:p text:style-name="Normal">S láskou a obdivem k nekonečné tvé síle, alespoň v srdci, sdílejme tuto magickou ces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